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ahoma" svg:font-family="Tahoma"/>
    <style:font-face style:name="Times New Roman" svg:font-family="Times New Roman"/>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Tahoma" fo:font-size="12.0pt" fo:color="#000000"/>
    </style:style>
    <style:style style:name="P2" style:family="paragraph" style:parent-style-name="Standard">
      <style:text-properties style:font-name="Times New Roman" fo:font-size="12.0pt"/>
    </style:style>
    <style:style style:name="P3" style:family="paragraph" style:parent-style-name="Standard">
      <style:paragraph-properties fo:text-align="center"/>
      <style:text-properties style:font-name="Verdana" fo:font-size="26.0pt"/>
    </style:style>
    <style:style style:name="P4" style:family="paragraph" style:parent-style-name="Standard">
      <style:paragraph-properties fo:text-align="center"/>
      <style:text-properties style:font-name="Verdana" fo:font-size="26.0pt" fo:color="#000000"/>
    </style:style>
    <style:style style:name="P5" style:family="paragraph" style:parent-style-name="Standard">
      <style:paragraph-properties fo:text-align="center"/>
      <style:text-properties style:font-name="Verdana" fo:font-size="26.0pt" fo:color="#ff3333"/>
    </style:style>
    <style:style style:name="P6" style:family="paragraph" style:parent-style-name="Standard">
      <style:paragraph-properties fo:text-align="center"/>
      <style:text-properties style:font-name="Verdana" fo:font-size="21.0pt" fo:color="#000000"/>
    </style:style>
    <style:style style:name="P7" style:family="paragraph" style:parent-style-name="Standard">
      <style:text-properties style:font-name="Verdana" fo:font-size="12.0pt" fo:color="#ff3333"/>
    </style:style>
    <style:style style:name="P8" style:family="paragraph" style:parent-style-name="Standard">
      <style:paragraph-properties fo:text-align="center"/>
      <style:text-properties style:font-name="Tahoma" fo:font-size="12.0pt" fo:color="#000000"/>
    </style:style>
    <style:style style:name="P9" style:family="paragraph" style:parent-style-name="Standard">
      <style:paragraph-properties fo:text-align="center"/>
      <style:text-properties style:font-name="Verdana" fo:font-size="12.0pt" fo:color="#000000"/>
    </style:style>
    <style:style style:name="P10" style:family="paragraph" style:parent-style-name="Standard">
      <style:text-properties style:font-name="Verdana" fo:font-size="12.0pt"/>
    </style:style>
    <style:style style:name="P11" style:family="paragraph" style:parent-style-name="Standard">
      <style:paragraph-properties fo:text-align="center"/>
      <style:text-properties style:font-name="Verdana" fo:font-size="14.0pt" fo:color="#ff3333"/>
    </style:style>
    <style:style style:name="P12" style:family="paragraph" style:parent-style-name="Standard">
      <style:paragraph-properties fo:text-align="center"/>
      <style:text-properties style:font-name="Verdana" fo:font-size="12.0pt" fo:color="#ff3333"/>
    </style:style>
    <style:style style:name="P13" style:family="paragraph" style:parent-style-name="Standard">
      <style:text-properties style:font-name="Verdana" fo:font-size="16.0pt"/>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style:style>
    <style:style style:name="P15" style:family="paragraph" style:parent-style-name="Standard">
      <style:paragraph-properties fo:margin-left="1.0000in" fo:text-indent="-1.0000in">
        <style:tab-stops>
          <style:tab-stop style:position="0.6528in"/>
          <style:tab-stop style:position="1.0000in"/>
        </style:tab-stops>
      </style:paragraph-properties>
      <style:text-properties style:font-name="Verdana" fo:font-size="12.0pt"/>
    </style:style>
    <style:style style:name="P16" style:family="paragraph" style:parent-style-name="Standard">
      <style:paragraph-properties fo:margin-left="1.5000in" fo:text-indent="-1.5000in">
        <style:tab-stops>
          <style:tab-stop style:position="1.1528in"/>
          <style:tab-stop style:position="1.5000in"/>
        </style:tab-stops>
      </style:paragraph-properties>
      <style:text-properties style:font-name="Verdana" fo:font-size="12.0pt"/>
    </style:style>
    <style:style style:name="P17"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4.0pt"/>
    </style:style>
    <style:style style:name="P18" style:family="paragraph" style:parent-style-name="Standard">
      <style:text-properties style:font-name="Verdana" fo:font-size="12.0pt" fo:color="#000000"/>
    </style:style>
    <style:style style:name="P19" style:family="paragraph" style:parent-style-name="Standard">
      <style:paragraph-properties fo:text-align="justify"/>
      <style:text-properties style:font-name="Verdana" fo:font-size="12.0pt" fo:color="#000000"/>
    </style:style>
    <style:style style:name="P20" style:family="paragraph" style:parent-style-name="Standard">
      <style:paragraph-properties>
        <style:tab-stops>
          <style:tab-stop style:position="0.3937in"/>
          <style:tab-stop style:position="0.7874in"/>
          <style:tab-stop style:position="1.1811in"/>
        </style:tab-stops>
      </style:paragraph-properties>
      <style:text-properties style:font-name="Verdana" fo:font-size="12.0pt"/>
    </style:style>
    <style:style style:name="P21" style:family="paragraph" style:parent-style-name="Standard">
      <style:paragraph-properties>
        <style:tab-stops>
          <style:tab-stop style:position="0.3937in"/>
          <style:tab-stop style:position="0.7874in"/>
        </style:tab-stops>
      </style:paragraph-properties>
      <style:text-properties style:font-name="Verdana" fo:font-size="12.0pt"/>
    </style:style>
    <style:style style:name="P22"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fo:color="#ff3333"/>
    </style:style>
    <style:style style:name="T1" style:family="text">
      <style:text-properties style:text-underline-style="solid"/>
    </style:style>
    <style:style style:name="T2" style:family="text">
      <style:text-properties fo:font-weight="bold" fo:font-weight-asian="bold" fo:font-weight-complex="bold" style:text-underline-style="solid"/>
    </style:style>
    <style:style style:name="T3" style:family="text">
      <style:text-properties fo:font-weight="bold" fo:font-weight-asian="bold" fo:font-weight-complex="bold"/>
    </style:style>
    <style:style style:name="T4" style:family="text">
      <style:text-properties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3">
      <text:list-level-style-number text:level="1" style:num-suffix="." style:num-format="1">
        <style:list-level-properties text:space-before="0.25in" text:min-label-width="0.25in"/>
      </text:list-level-style-number>
    </text:list-style>
    <text:list-style style:name="L4">
      <text:list-level-style-bullet text:level="1" text:bullet-char="⁃">
        <style:list-level-properties text:space-before="0.25in" text:min-label-width="0.25in"/>
      </text:list-level-style-bullet>
    </text:list-style>
  </office:automatic-styles>
  <office:body>
    <office:text>
      <table:table table:name="Table1" table:style-name="Table1">
        <table:table-column table:style-name="TableColumn1"/>
        <table:table-column table:style-name="TableColumn1"/>
        <table:table-row>
          <table:table-cell table:style-name="TableCell1">
            <text:p text:style-name="P1">Technische Hochschule Ostwestfalen-Lippe</text:p>
            <text:p text:style-name="P1">Fachbereich Elektrotechnik und Technische Informatik</text:p>
            <text:p text:style-name="P1">Modul "Software Lifecycle Management"</text:p>
          </table:table-cell>
          <table:table-cell table:style-name="TableCell1">
            <text:p text:style-name="P1">Philip Holstein, Felix Schnüll, Tim Zarges, Joscha Lahl<text:line-break/>14.06.2024</text:p>
          </table:table-cell>
        </table:table-row>
      </table:table>
      <text:p text:style-name="P2"/>
      <text:p text:style-name="P3"><text:span text:style-name="T1"/></text:p>
      <text:p text:style-name="P3"><text:span text:style-name="T1"/></text:p>
      <text:p text:style-name="P4">DreamCatcher</text:p>
      <text:p text:style-name="P5"><text:span text:style-name="T1"/></text:p>
      <text:p text:style-name="P5"/>
      <text:p text:style-name="P5"/>
      <text:p text:style-name="P6">Pflichtenheft</text:p>
      <text:p text:style-name="P7"/>
      <text:p text:style-name="P7"/>
      <text:p text:style-name="P7"/>
      <text:p text:style-name="P7"/>
      <text:p text:style-name="P7"/>
      <text:p text:style-name="P7"/>
      <text:p text:style-name="P7"/>
      <text:p text:style-name="P7"/>
      <text:p text:style-name="P7"/>
      <text:p text:style-name="P7"/>
      <text:p text:style-name="P7"/>
      <text:p text:style-name="P8">Philip Holstein, Felix Schnüll, Tim Zarges, Joscha Lahl</text:p>
      <text:p text:style-name="P9">philip.holstein@stud.th-owl.de</text:p>
      <text:p text:style-name="P9">14.06.2024</text:p>
      <text:p text:style-name="P10"/>
      <text:p text:style-name="P11"><text:span text:style-name="T2"/></text:p>
      <text:p text:style-name="P11"><text:span text:style-name="T2"/></text:p>
      <text:p text:style-name="P11"><text:span text:style-name="T2"/></text:p>
      <text:p text:style-name="P12"/>
      <text:p text:style-name="P13">Inhaltsverzeichnis</text:p>
      <text:list text:style-name="L1">
        <text:list-item>
          <text:p text:style-name="P14"><text:span text:style-name="T3"/></text:p>
        </text:list-item>
        <text:list-item>
          <text:p text:style-name="P14"><text:span text:style-name="T3">Formales </text:span>(formality)</text:p>
          <text:list>
            <text:list-item>
              <text:p text:style-name="P15">Dokumentversionen (document versions)</text:p>
            </text:list-item>
            <text:list-item>
              <text:p text:style-name="P15">Namen von Software und Hersteller (producer and software names)</text:p>
            </text:list-item>
            <text:list-item>
              <text:p text:style-name="P15">Ansprechpartner und Kontaktinformationen (contact persons and details)</text:p>
            </text:list-item>
            <text:list-item>
              <text:p text:style-name="P15">Definitionen, Akronyme und Abkürzungen (definitions)</text:p>
            </text:list-item>
            <text:list-item>
              <text:p text:style-name="P15">Referenzen (references)</text:p>
            </text:list-item>
            <text:list-item>
              <text:p text:style-name="P15"/>
            </text:list-item>
          </text:list>
        </text:list-item>
        <text:list-item>
          <text:p text:style-name="P14"><text:span text:style-name="T3">Einleitung</text:span><text:s/>(introduction)</text:p>
          <text:list>
            <text:list-item>
              <text:p text:style-name="P15">Zweck des Anforderungsdokuments (purpose)</text:p>
            </text:list-item>
            <text:list-item>
              <text:p text:style-name="P15">Zielbestimmung des Produkts (goals)</text:p>
            </text:list-item>
            <text:list-item>
              <text:p text:style-name="P15">Anwendungsbereiche des Produkts (scope)</text:p>
            </text:list-item>
            <text:list-item>
              <text:p text:style-name="P15">Überblick über den Rest des Dokuments (overview)</text:p>
            </text:list-item>
            <text:list-item>
              <text:p text:style-name="P15"/>
            </text:list-item>
          </text:list>
        </text:list-item>
        <text:list-item>
          <text:p text:style-name="P14"><text:span text:style-name="T3">Allgemeine Beschreibung </text:span>(description)</text:p>
          <text:list>
            <text:list-item>
              <text:p text:style-name="P15">Produktperspektive (perspective)</text:p>
              <text:list>
                <text:list-item>
                  <text:p text:style-name="P16">Motivation (motivation)</text:p>
                </text:list-item>
                <text:list-item>
                  <text:p text:style-name="P16">Ist-Zustand und Umgebungsbeschreibung (actual condition and environment)</text:p>
                </text:list-item>
                <text:list-item>
                  <text:p text:style-name="P16">Soll-Konzept (to-be concept)</text:p>
                </text:list-item>
                <text:list-item>
                  <text:p text:style-name="P16">Muss-Kriterien (must have)</text:p>
                </text:list-item>
                <text:list-item>
                  <text:p text:style-name="P16">Wunsch-Kriterien (nice to have)</text:p>
                </text:list-item>
                <text:list-item>
                  <text:p text:style-name="P16">Abgrenzung (boundaries)</text:p>
                </text:list-item>
              </text:list>
            </text:list-item>
            <text:list-item>
              <text:p text:style-name="P15">Produktfunktionen (product functions)</text:p>
            </text:list-item>
            <text:list-item>
              <text:p text:style-name="P15">Benutzercharakteristika und Zielgruppen (user characteristica and audience)</text:p>
            </text:list-item>
            <text:list-item>
              <text:p text:style-name="P15">Allgemeine Beschränkungen (general constrains)</text:p>
            </text:list-item>
            <text:list-item>
              <text:p text:style-name="P15">Voraussetzungen (assumptions)</text:p>
            </text:list-item>
            <text:list-item>
              <text:p text:style-name="P15">Abhängigkeiten (dependencies)</text:p>
            </text:list-item>
            <text:list-item>
              <text:p text:style-name="P15">Schnittstellen (interfaces)</text:p>
            </text:list-item>
            <text:list-item>
              <text:p text:style-name="P15">Daten (data)</text:p>
            </text:list-item>
            <text:list-item>
              <text:p text:style-name="P15">Abnahmekriterien (acceptance criteria)</text:p>
            </text:list-item>
            <text:list-item>
              <text:p text:style-name="P15">Ergänzungen (supplement)</text:p>
            </text:list-item>
            <text:list-item>
              <text:p text:style-name="P15"/>
            </text:list-item>
          </text:list>
        </text:list-item>
        <text:list-item>
          <text:p text:style-name="P14"><text:span text:style-name="T3">Spezifische Anforderungen</text:span><text:s/>(specific requirements)</text:p>
          <text:list>
            <text:list-item>
              <text:p text:style-name="P15">Funktionale Anforderungen (functional requirements)</text:p>
            </text:list-item>
            <text:list-item>
              <text:p text:style-name="P15">Nicht-Funktionale Anforderungen (non-functional requirements)</text:p>
            </text:list-item>
            <text:list-item>
              <text:p text:style-name="P15">Anwendungsfälle (use cases)</text:p>
            </text:list-item>
            <text:list-item>
              <text:p text:style-name="P15">Entwurfseinschränkungen (design constraints)</text:p>
            </text:list-item>
            <text:list-item>
              <text:p text:style-name="P15">Zu erfüllende Standards (standards)</text:p>
            </text:list-item>
            <text:list-item>
              <text:p text:style-name="P15">Systemumgebung (system environment)</text:p>
            </text:list-item>
            <text:list-item>
              <text:p text:style-name="P15">Testhinweise (testing notes)</text:p>
            </text:list-item>
            <text:list-item>
              <text:p text:style-name="P15">Installationshinweise (installation notes)</text:p>
            </text:list-item>
            <text:list-item>
              <text:p text:style-name="P15">Aufwandseinschätzung (effort estimation)</text:p>
            </text:list-item>
            <text:list-item>
              <text:p text:style-name="P15"/>
            </text:list-item>
          </text:list>
        </text:list-item>
        <text:list-item>
          <text:p text:style-name="P14"><text:span text:style-name="T3">Anhänge</text:span><text:s/>(appendices)</text:p>
          <text:list>
            <text:list-item>
              <text:p text:style-name="P15">Diagramme (diagrams)</text:p>
              <text:list>
                <text:list-item>
                  <text:p text:style-name="P16">Arbeitsplatz-Diagramme (workplace diagrams)</text:p>
                </text:list-item>
                <text:list-item>
                  <text:p text:style-name="P16">GUI-Prototypen (GUI-prototypes)</text:p>
                </text:list-item>
                <text:list-item>
                  <text:p text:style-name="P16">System- und Architektur-Diagramme (system and architecture diagrams)</text:p>
                </text:list-item>
                <text:list-item>
                  <text:p text:style-name="P16">Klassendiagramme (class diagrams)</text:p>
                </text:list-item>
                <text:list-item>
                  <text:p text:style-name="P16">Use-Case-Diagramme (use case diagrams)</text:p>
                </text:list-item>
                <text:list-item>
                  <text:p text:style-name="P16">Sonstige Diagramme (miscellaneous diagrams)</text:p>
                </text:list-item>
              </text:list>
            </text:list-item>
            <text:list-item>
              <text:p text:style-name="P15">Tabellen (tables)</text:p>
            </text:list-item>
            <text:list-item>
              <text:p text:style-name="P15">Sonstiges (miscellaneous)</text:p>
            </text:list-item>
            <text:list-item>
              <text:p text:style-name="P15"/>
            </text:list-item>
          </text:list>
        </text:list-item>
        <text:list-item>
          <text:p text:style-name="P14"><text:span text:style-name="T3">Index</text:span><text:s/>(index)</text:p>
        </text:list-item>
      </text:list>
      <text:p text:style-name="P10"/>
      <text:p text:style-name="P10"/>
      <text:p text:style-name="P10"/>
      <text:list text:style-name="L2">
        <text:list-item>
          <text:p text:style-name="P17"><text:span text:style-name="T3">Formales </text:span>(formality)</text:p>
        </text:list-item>
        <text:list-item>
          <text:p text:style-name="P14"/>
          <text:list>
            <text:list-item>
              <text:p text:style-name="P15">Dokumentversionen (document versions)</text:p>
            </text:list-item>
          </text:list>
        </text:list-item>
      </text:list>
      <text:p text:style-name="P13"/>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0">Version</text:p>
          </table:table-cell>
          <table:table-cell table:style-name="TableCell1">
            <text:p text:style-name="P10">Datum</text:p>
          </table:table-cell>
          <table:table-cell table:style-name="TableCell1">
            <text:p text:style-name="P10">Bearbeiter</text:p>
          </table:table-cell>
          <table:table-cell table:style-name="TableCell1">
            <text:p text:style-name="P10">Änderungen und Details</text:p>
          </table:table-cell>
        </table:table-row>
        <table:table-row>
          <table:table-cell table:style-name="TableCell1">
            <text:p text:style-name="P18">1.0</text:p>
            <text:p text:style-name="P7"/>
          </table:table-cell>
          <table:table-cell table:style-name="TableCell1">
            <text:p text:style-name="P18">14.06.24</text:p>
          </table:table-cell>
          <table:table-cell table:style-name="TableCell1">
            <text:p text:style-name="P18">Lahl</text:p>
          </table:table-cell>
          <table:table-cell table:style-name="TableCell1">
            <text:p text:style-name="P18">Erstellung</text:p>
          </table:table-cell>
        </table:table-row>
        <table:table-row>
          <table:table-cell table:style-name="TableCell1">
            <text:p text:style-name="P13"/>
          </table:table-cell>
          <table:table-cell table:style-name="TableCell1">
            <text:p text:style-name="P10"/>
          </table:table-cell>
          <table:table-cell table:style-name="TableCell1">
            <text:p text:style-name="P10"/>
          </table:table-cell>
          <table:table-cell table:style-name="TableCell1">
            <text:p text:style-name="P10"/>
          </table:table-cell>
        </table:table-row>
      </table:table>
      <text:p text:style-name="P10"/>
      <text:list text:style-name="L2">
        <text:list-item>
          <text:list>
            <text:list-item>
              <text:p text:style-name="P15">Namen von Software und Hersteller (producer and software names)</text:p>
            </text:list-item>
          </text:list>
        </text:list-item>
      </text:list>
      <text:p text:style-name="P10"/>
      <text:p text:style-name="P10">Softwarename: <text:tab/><text:tab/><text:tab/>DreamCatcher</text:p>
      <text:p text:style-name="P10">Herstellende Firma: <text:tab/><text:tab/>Dreams GmbH &amp; Co. KG</text:p>
      <text:p text:style-name="P10"/>
      <text:list text:style-name="L2">
        <text:list-item>
          <text:list>
            <text:list-item>
              <text:p text:style-name="P15">Ansprechpartner und Kontaktinformationen (contact persons and details)</text:p>
            </text:list-item>
          </text:list>
        </text:list-item>
      </text:list>
      <text:p text:style-name="P10"/>
      <text:p text:style-name="P10">Projektleiter: <text:tab/></text:p>
      <text:p text:style-name="P18">Philip Holstein<text:tab/><text:tab/>– <text:tab/><text:a xlink:type="simple" xlink:href="mailto:philip.holstein@stud.th-owl.de">philip.holstein@stud.th-owl.de</text:a></text:p>
      <text:p text:style-name="P18"/>
      <text:p text:style-name="P18">Entwickler:<text:line-break/>Philip Holstein,Felix Schnüll, Tim Zarges, Joscha Lahl</text:p>
      <text:p text:style-name="P10"/>
      <text:list text:style-name="L2">
        <text:list-item>
          <text:list>
            <text:list-item>
              <text:p text:style-name="P15">Definitionen, Akronyme und Abkürzungen (definitions)</text:p>
            </text:list-item>
          </text:list>
        </text:list-item>
      </text:list>
      <text:p text:style-name="P10"/>
      <text:p text:style-name="P7">—</text:p>
      <text:p text:style-name="P10"/>
      <text:list text:style-name="L2">
        <text:list-item>
          <text:list>
            <text:list-item>
              <text:p text:style-name="P15">Referenzen (references)</text:p>
            </text:list-item>
          </text:list>
        </text:list-item>
      </text:list>
      <text:p text:style-name="P10"/>
      <text:p text:style-name="P7">—</text:p>
      <text:p text:style-name="P10"/>
      <text:list text:style-name="L3">
        <text:list-item>
          <text:p text:style-name="P17"><text:span text:style-name="T3">Einleitung</text:span><text:s/>(introduction)</text:p>
        </text:list-item>
      </text:list>
      <text:p text:style-name="P10"/>
      <text:list text:style-name="L2">
        <text:list-item>
          <text:list>
            <text:list-item>
              <text:p text:style-name="P15">Zweck des Anforderungsdokuments (purpose)</text:p>
            </text:list-item>
          </text:list>
        </text:list-item>
      </text:list>
      <text:p text:style-name="P10"/>
      <text:p text:style-name="P10">Dieses Pflichtenheft hilft bei der Entwicklung des Programms DreamCatcher. Es enthält die nötigen Komponenten, dient als Dokumentation für Teammitglieder und hat als Ziel eine lauffähige Software.</text:p>
      <text:p text:style-name="P10"/>
      <text:list text:style-name="L2">
        <text:list-item>
          <text:list>
            <text:list-item>
              <text:p text:style-name="P15">Zielebestimmung des Produktseinsatzes (goals)</text:p>
            </text:list-item>
          </text:list>
        </text:list-item>
      </text:list>
      <text:p text:style-name="P10"/>
      <text:p text:style-name="P10">Die Software "DreamCatcher" soll es Nutzern ermöglichen ihre Träume papierlos auf einem Mobilgerät zu erfassen und zu verwalten. </text:p>
      <text:p text:style-name="P10"/>
      <text:list text:style-name="L2">
        <text:list-item>
          <text:list>
            <text:list-item>
              <text:p text:style-name="P15">Anwendungsbereiche des Produkts (scope)</text:p>
            </text:list-item>
          </text:list>
        </text:list-item>
      </text:list>
      <text:p text:style-name="P10"/>
      <text:p text:style-name="P10">Um es dem Nutzer möglich einfach zu machen, seine Träume kurz nach dem aufwachen zu notieren, ist die Software primär als App für Smartphones gedacht. Um möglichst viele Nutzer anzusprechen wird das Betriebssystem Android als Zielsystem betrachtet. </text:p>
      <text:p text:style-name="P10">Die App wird von Privatnutzern täglich nach dem Aufwachen genutzt und soll über den Google App Store installiert werden können.</text:p>
      <text:p text:style-name="P10"/>
      <text:list text:style-name="L2">
        <text:list-item>
          <text:list>
            <text:list-item>
              <text:p text:style-name="P15">Überblick über den Rest des Dokuments (overview)</text:p>
            </text:list-item>
          </text:list>
        </text:list-item>
      </text:list>
      <text:p text:style-name="P10"/>
      <text:p text:style-name="P19"><text:span text:style-name="T4">Dieses Dokument beschreibt die Entwicklung des Programms DreamCatcher. Es dient der digitalen Erfassung von Träumen. Hauptfunktionen sind Erstellen eines neuen Eintrags, Übersicht zu vergangenen/existierenden Einträgen und das Bearbeiten von Einträgen.</text:span></text:p>
      <text:p text:style-name="P10"/>
      <text:list text:style-name="L3">
        <text:list-item>
          <text:p text:style-name="P17"><text:span text:style-name="T3">Allgemeine Beschreibung </text:span>(description)</text:p>
        </text:list-item>
      </text:list>
      <text:p text:style-name="P10"/>
      <text:list text:style-name="L2">
        <text:list-item>
          <text:list>
            <text:list-item>
              <text:p text:style-name="P15">Produktperspektive (perspective)</text:p>
            </text:list-item>
          </text:list>
        </text:list-item>
      </text:list>
      <text:p text:style-name="P7"/>
      <text:p text:style-name="P10">Träume spiegeln unser Unterbewusstsein wider und bieten wertvolle Einblicke in unsere Emotionen, Gedanken und Wünsche. Das Führen eines Traumtagebuchs kann die Erinnerung an Träume verbessern, die Kreativität fördern und sogar bei der Lösung von Problemen helfen. Früher wurden Traumtagebücher, wie der Name schon sagt, auf Papier (z.Bsp. in Form eines Buchs) geführt. <text:s/>Jedoch vergessen Menschen nach dem Aufwachen meist in kurzer Zeit was sie in der Nacht geträumt haben. Man hat also nur einen kurzen Zeitraum um diese Träume festzuhalten. Das Führen eines klassischen Traumtagebuchs ist hingegen mit einem gewissen zeitlichen Aufwand verbunden und es ist nur schwer möglich, auf eine vernünftige Art und Weise, Einträge zu ergänzen. Durch eine Software in Form einer App können die Nachteile der klassischen Tagebuchführung minimiert werden. Da die meisten Menschen ihr Smartphone auch als Wecker verwenden, liegt dieses meist griffbereit in der Nähe des Betts. Außerdem bietet eine App die Möglichkeit, Einträge zu ergänzen. Das Produkt soll OpenSource sein und nicht kommerzialisiert werden. Durch die OpenSource-Struktur kann die Software auch dann noch weiterentwickelt bzw. gewartet werden, wenn die ursprünglichen Entwickler nicht mehr daran arbeiten.</text:p>
      <text:p text:style-name="P10"/>
      <text:list text:style-name="L1">
        <text:list-item>
          <text:list>
            <text:list-item>
              <text:list>
                <text:list-item>
                  <text:p text:style-name="P16">Motivation (motivation)</text:p>
                </text:list-item>
              </text:list>
            </text:list-item>
          </text:list>
        </text:list-item>
      </text:list>
      <text:p text:style-name="P20"/>
      <text:p text:style-name="P18">Vergesslichkeit und psychische Gesundheit. Wurde bereits in der Produktperspektive beschrieben.</text:p>
      <text:p text:style-name="P10"/>
      <text:list text:style-name="L1">
        <text:list-item>
          <text:list>
            <text:list-item>
              <text:list>
                <text:list-item>
                  <text:p text:style-name="P16">Ist-Zustand und Umgebungsbeschreibung (actual condition or environment)</text:p>
                </text:list-item>
              </text:list>
            </text:list-item>
          </text:list>
        </text:list-item>
      </text:list>
      <text:p text:style-name="P7"/>
      <text:p text:style-name="P18">Traumtagebücher können mit Stift und Papier oder per App geführt werden.</text:p>
      <text:p text:style-name="P10"/>
      <text:list text:style-name="L1">
        <text:list-item>
          <text:list>
            <text:list-item>
              <text:list>
                <text:list-item>
                  <text:p text:style-name="P16">Soll-Konzept (to-be concept)</text:p>
                </text:list-item>
              </text:list>
            </text:list-item>
          </text:list>
        </text:list-item>
      </text:list>
      <text:p text:style-name="P10"/>
      <text:p text:style-name="P10">Mit der App soll ein Traumtagebuch fühlbar sein. Ebenfalls sollen Einträge editierter und teilbar sein.</text:p>
      <text:p text:style-name="P7"/>
      <text:list text:style-name="L1">
        <text:list-item>
          <text:list>
            <text:list-item>
              <text:list>
                <text:list-item>
                  <text:p text:style-name="P16">Muss-Kriterien (must-have)</text:p>
                </text:list-item>
              </text:list>
            </text:list-item>
          </text:list>
        </text:list-item>
      </text:list>
      <text:p text:style-name="P10"/>
      <text:p text:style-name="P10">- Erstellen eines neuen Eintrags</text:p>
      <text:p text:style-name="P10">- Übersicht zu vergangenen/existierenden Einträgen</text:p>
      <text:p text:style-name="P10">- Bearbeiten von Einträgen</text:p>
      <text:p text:style-name="P7"/>
      <text:list text:style-name="L1">
        <text:list-item>
          <text:list>
            <text:list-item>
              <text:list>
                <text:list-item>
                  <text:p text:style-name="P16">Wunsch-Kriterien (nice to have)</text:p>
                </text:list-item>
              </text:list>
            </text:list-item>
          </text:list>
        </text:list-item>
      </text:list>
      <text:p text:style-name="P10"/>
      <text:p text:style-name="P18">- Teilen von Einträgen</text:p>
      <text:p text:style-name="P7"/>
      <text:list text:style-name="L1">
        <text:list-item>
          <text:list>
            <text:list-item>
              <text:list>
                <text:list-item>
                  <text:p text:style-name="P16">Abgrenzung (boundaries)</text:p>
                </text:list-item>
              </text:list>
            </text:list-item>
          </text:list>
        </text:list-item>
      </text:list>
      <text:p text:style-name="P10"/>
      <text:p text:style-name="P18">Nicht Notwendig</text:p>
      <text:p text:style-name="P10"/>
      <text:list text:style-name="L2">
        <text:list-item>
          <text:list>
            <text:list-item>
              <text:p text:style-name="P15">Produktfunktionen (product functions)</text:p>
            </text:list-item>
          </text:list>
        </text:list-item>
      </text:list>
      <text:p text:style-name="P10"/>
      <text:p text:style-name="P10">Lokales Speichern und editieren von Tagebucheinträgen. </text:p>
      <text:p text:style-name="P10"/>
      <text:list text:style-name="L2">
        <text:list-item>
          <text:list>
            <text:list-item>
              <text:p text:style-name="P15">Benutzercharakteristika und Zielgruppen (user characteristica and audience)</text:p>
            </text:list-item>
          </text:list>
        </text:list-item>
      </text:list>
      <text:p text:style-name="P10"/>
      <text:p text:style-name="P18">Alle, die Interesse daran haben, ein Traumtagebuch zu führen.</text:p>
      <text:p text:style-name="P10"/>
      <text:list text:style-name="L2">
        <text:list-item>
          <text:list>
            <text:list-item>
              <text:p text:style-name="P15">Allgemeine Beschränkungen (general constrains)</text:p>
            </text:list-item>
          </text:list>
        </text:list-item>
      </text:list>
      <text:p text:style-name="P10"/>
      <text:p text:style-name="P10">Nicht Notwendig</text:p>
      <text:p text:style-name="P10"/>
      <text:list text:style-name="L2">
        <text:list-item>
          <text:list>
            <text:list-item>
              <text:p text:style-name="P15">Voraussetzungen (assumptions)</text:p>
            </text:list-item>
          </text:list>
        </text:list-item>
      </text:list>
      <text:p text:style-name="P21"/>
      <text:p text:style-name="P21">Endgerät auf dem das Betriebssystem Android läuft.</text:p>
      <text:p text:style-name="P10"/>
      <text:list text:style-name="L2">
        <text:list-item>
          <text:list>
            <text:list-item>
              <text:p text:style-name="P15">Abhängigkeiten (dependencies)</text:p>
            </text:list-item>
          </text:list>
        </text:list-item>
      </text:list>
      <text:p text:style-name="P10"/>
      <text:p text:style-name="P18">Durch Veränderungen an dem Betriebssystem Android konnte es zu notwendigen Anpassungen kommen.</text:p>
      <text:p text:style-name="P7"/>
      <text:list text:style-name="L2">
        <text:list-item>
          <text:list>
            <text:list-item>
              <text:p text:style-name="P15">Schnittstellen (interfaces)</text:p>
            </text:list-item>
          </text:list>
        </text:list-item>
      </text:list>
      <text:p text:style-name="P10"/>
      <text:p text:style-name="P18">Nicht Notwendig</text:p>
      <text:p text:style-name="P7"/>
      <text:list text:style-name="L2">
        <text:list-item>
          <text:list>
            <text:list-item>
              <text:p text:style-name="P15">Daten (data)</text:p>
            </text:list-item>
          </text:list>
        </text:list-item>
      </text:list>
      <text:p text:style-name="P10"/>
      <text:p text:style-name="P18">Tagebucheinträge in Textform.</text:p>
      <text:p text:style-name="P7"/>
      <text:list text:style-name="L2">
        <text:list-item>
          <text:list>
            <text:list-item>
              <text:p text:style-name="P15">Abnahmekriterien (acceptance criteria)</text:p>
            </text:list-item>
          </text:list>
        </text:list-item>
      </text:list>
      <text:p text:style-name="P10"/>
      <text:p text:style-name="P18">Die Must-Haves müssen implementiert und funktionsfähig sein.</text:p>
      <text:p text:style-name="P7"/>
      <text:list text:style-name="L2">
        <text:list-item>
          <text:list>
            <text:list-item>
              <text:p text:style-name="P15">Ergänzungen (supplement)</text:p>
            </text:list-item>
          </text:list>
        </text:list-item>
      </text:list>
      <text:p text:style-name="P10"/>
      <text:p text:style-name="P18">Nicht Notwendig</text:p>
      <text:p text:style-name="P7"/>
      <text:p text:style-name="P10"/>
      <text:list text:style-name="L3">
        <text:list-item>
          <text:p text:style-name="P17"><text:span text:style-name="T3">Spezifische Anforderungen</text:span><text:s/>(specific requirements)</text:p>
        </text:list-item>
      </text:list>
      <text:p text:style-name="P10"/>
      <text:list text:style-name="L2">
        <text:list-item>
          <text:list>
            <text:list-item>
              <text:p text:style-name="P15">Funktionale Anforderungen (functional requirements)</text:p>
            </text:list-item>
          </text:list>
        </text:list-item>
      </text:list>
      <text:p text:style-name="P10"/>
      <text:p text:style-name="P7">Welche Anforderungen soll die Software konkret erfüllen. Hier spezifisch werden, was genau getan werden soll mit der Software und wie sie dann ein Ergebnis auch technisch konkret erfüllt. Anforderungen sollten hier nun so formuliert werden, dass sie die wichtigen Kriterien für eine gute Softwareanforderungsspezifikation (SAS) erfüllen (korrekt, eindeutig, vollständig, konsistent, bewerten von Bedeutung/Stabilität/Risiko/Reihenfolge, testbar, modifizierbar, nachvollziebar, verfolgbar). Dies kann/soll hier eine lange Aufzählung sein, da so spezifisch wie möglich nun alle Funktionalen Anforderungen beschrieben werden sollen.</text:p>
      <text:p text:style-name="P10"/>
      <text:list text:style-name="L2">
        <text:list-item>
          <text:list>
            <text:list-item>
              <text:p text:style-name="P15">Nicht-Funktionale Anforderungen (non-functional requirements)</text:p>
            </text:list-item>
          </text:list>
        </text:list-item>
      </text:list>
      <text:p text:style-name="P10"/>
      <text:p text:style-name="P7">Die nicht-funktionalen Anforderungen beschreiben allgemeine Anforderungen an das Softwareprodukt, die aber nicht spezifisch auf genau eine Funktionalität hinweisen (Funktionalität, Leistungseffizienz, Kompabilität, Benutzbarkeit, Zuverlässigkeit, Sicherheit, Änderbarkeit, Übertragbarkeit). Es kann beispielsweise die Vorlage nach IEC/ISO 25010 verwendet werden:</text:p>
      <text:p text:style-name="P7"/>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0"><text:span text:style-name="T3">Produktqualität</text:span></text:p>
          </table:table-cell>
          <table:table-cell table:style-name="TableCell1">
            <text:p text:style-name="P10">Kommentar</text:p>
          </table:table-cell>
          <table:table-cell table:style-name="TableCell1">
            <text:p text:style-name="P10">Hoch</text:p>
          </table:table-cell>
          <table:table-cell table:style-name="TableCell1">
            <text:p text:style-name="P10">Normal</text:p>
          </table:table-cell>
          <table:table-cell table:style-name="TableCell1">
            <text:p text:style-name="P10">Nicht relevant</text:p>
          </table:table-cell>
        </table:table-row>
        <table:table-row>
          <table:table-cell table:style-name="TableCell1">
            <text:p text:style-name="P10">Funktionalität</text:p>
          </table:table-cell>
          <table:table-cell table:style-name="TableCell1">
            <text:p text:style-name="P7">Allgemeine Anforderungen an die Funktionen, die unter "funktionale Anforderungen" beschrieben worden sind. Was ist allgemein dazu zu sagen, in wieweit sind die funktionalen Anforderungen z.B. zu erfüllen, relevant (welche sind relevanter als andere), welche Qualitätsgrade gibt es, usw.</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Leistungseffizienz</text:p>
          </table:table-cell>
          <table:table-cell table:style-name="TableCell1">
            <text:p text:style-name="P7">Wie schnell oder performant, wieviel Bedarf an statischem und dynamischem Speicher, welche Grafikkarten oder Prozessor sind notwendig, müssen spezielle Optimierer verwendet werden, etc. Beispiel:"Muss sehr schnell laufen" ist eine schlechte Anforderung (-Was- muss -Wie- schnell lauf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Kompabilität</text:p>
          </table:table-cell>
          <table:table-cell table:style-name="TableCell1">
            <text:p text:style-name="P7">Zusammenarbeit mit anderen Systemen, welche Plattform, womit ist das Produkt kombinierbar oder verschaltbar, etc.</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Benutzbarkeit</text:p>
          </table:table-cell>
          <table:table-cell table:style-name="TableCell1">
            <text:p text:style-name="P7">Wie Bedienerfreundlich, ansehnlich, verständlich, einsehbar, einfach zugänglich, etc. - Wie einfach ist das Verständnis und die Nutzung, in Bezug auf Zeit, Eingabeschritte, zu lesende Informationen, usw.</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Zuverlässigkeit</text:p>
          </table:table-cell>
          <table:table-cell table:style-name="TableCell1">
            <text:p text:style-name="P7">Arbeitet die Anwendung auch dann, wenn der Benutzer es will, oder passieren oft Programmabstürze (wie oft maximal?), Fehlermeldungen, Rechenfehler, etc. Gibt es Vorgaben zur Fehlerdichte z.B. von Semantikfehlern? Gibt es komplexe/angreifbare/etc. Bausteine der Software, bei denen die Zuverlässigkeit gefährdet ist? Welche Konsequenzen gäbe es? Welche Maßnahmen werden getroff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Sicherheit</text:p>
          </table:table-cell>
          <table:table-cell table:style-name="TableCell1">
            <text:p text:style-name="P7">Schutz vor Datenklau von außen oder Kontrollverlust durch Hacker, Verletzungsgefahr des Nutzers oder anderer Lebewesen oder Dinge/Gebäude/etc. bei der Bedienung, Sicherheit in Bezug auf Benutzung des Systems, d.h. auch in Verbindung mit der Plattform (gibt es Beschädigungsrisiko), etc.</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Änderbarkeit</text:p>
          </table:table-cell>
          <table:table-cell table:style-name="TableCell1">
            <text:p text:style-name="P7">Wie leicht ist der Quelltext erweiterbar oder änderbar? Das bezieht sich auf verschiedene Aspekte des Quelltextes: Umfang, Anzahl Kommentare, Verständlichkeit des Codes sowie Kommentare, Modulanzahl - Welche Maßnahmen können für eine bessere Änderbarkeit ergriffen werd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Übertragbarkeit</text:p>
          </table:table-cell>
          <table:table-cell table:style-name="TableCell1">
            <text:p text:style-name="P7">Kann die Software auf anderen Plattformen, Runtime Environments, Geräte, Hardware (leicht) portiert werd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
      <text:p text:style-name="P10"/>
      <text:p text:style-name="P7">Hier können weitere Beschreibungen vorhanden sein zu Quantifizierungen von nicht-funktionalen Anforderungen: </text:p>
      <text:list text:style-name="L4">
        <text:list-item>
          <text:p text:style-name="P22">Geschwindigkeit (Ausgeführte Transaktionen pro Sekunde, Reaktionszeit auf Benutzereingabe oder Ereignis, Bildschirmauffrischungszeit)</text:p>
        </text:list-item>
        <text:list-item>
          <text:p text:style-name="P22">Größe (Speicherbedarf in Kilobyte, Anzahl der Speicherbausteine oder Dateien), Benutzerfreundlichkeit (Schulungsdauer, Anzahl der Hilfeseiten)</text:p>
        </text:list-item>
        <text:list-item>
          <text:p text:style-name="P22">Zuverlässigkeit (Durchschnittliche Zeit bis Fehlfunktion, Wahrscheinlichkeit der Nicht-Verfügbarkeit, Quote für das Auftreten von Fehlern/Meldungen/Warnungen, Verfügbarkeit des Systems, Startbarkeit und Erreichbarkeit)</text:p>
        </text:list-item>
        <text:list-item>
          <text:p text:style-name="P22">Stabilität (Zeit bis zum Neustart nach Fehlfunktion, Anteil Ereignisse führen zu Fehlfunktion, Wahrscheinlichkeit für Datenzerstörung bei Fehlfunktion)</text:p>
        </text:list-item>
        <text:list-item>
          <text:p text:style-name="P22">Portierbarkeit (Anteil der plattformabhängigen Anweisungen, Anzahl Zielsysteme)</text:p>
        </text:list-item>
        <text:list-item>
          <text:p text:style-name="P22">usw.</text:p>
        </text:list-item>
      </text:list>
      <text:p text:style-name="P10"/>
      <text:list text:style-name="L2">
        <text:list-item>
          <text:list>
            <text:list-item>
              <text:p text:style-name="P15">Anwendungsfälle (use cases)</text:p>
            </text:list-item>
          </text:list>
        </text:list-item>
      </text:list>
      <text:p text:style-name="P10"/>
      <text:p text:style-name="P7">Für welche speziellen Fälle soll das Softwareprodukt genutzt werden. Definieren Sie hier Use-Cases. Erstellen Sie eine lange Liste der spezifischen Möglichkeiten. Wie soll ein "Standarddurchlauf" aussehen? Welche Reaktionen geschehen bei mehrfachen Wiederholungen oder reversierenden Eingaben? Was passiert bei doppeltem Start der Anwendung? Was passiert bei ungültigen/fehlerhaften Eingaben? Was geschieht bei vorzeitigem Nutzerabbruch? usw.</text:p>
      <text:p text:style-name="P10"/>
      <text:list text:style-name="L2">
        <text:list-item>
          <text:list>
            <text:list-item>
              <text:p text:style-name="P15">Entwurfseinschränkungen (design constraints)</text:p>
            </text:list-item>
          </text:list>
        </text:list-item>
      </text:list>
      <text:p text:style-name="P10"/>
      <text:p text:style-name="P7">Gibt es bestimmte Einschränkungen beim Entwurf der Software: Beispielsweise eine bestimmte Programmiersprache, oder bestimmte Programmierkonstrukte, bestimmte Designvorgaben oder verpflichtend zu benutzende Softwaretools oder Datenformate. Wichtige Entwurfs- und Architekturentscheidungen sollten an dieser Stelle jedoch möglichst noch vermieden werden um möglichst allgemein zu bleiben und später mehr Freiheiten für die Konkretisierung zu erhalten. Welche Entwurfsvorgaben gibt es? </text:p>
      <text:p text:style-name="P10"/>
      <text:list text:style-name="L2">
        <text:list-item>
          <text:list>
            <text:list-item>
              <text:p text:style-name="P15">Zu erfüllende Standards (standards)</text:p>
            </text:list-item>
          </text:list>
        </text:list-item>
      </text:list>
      <text:p text:style-name="P10"/>
      <text:p text:style-name="P7">Welche Standards sind zu erfüllen? Bestimmer Programmierstil, Programmierrichtlinien, Formatierungen, Art und Anzahl von Kommentaren, oder technische Standards, bestimmte Kommunkationsprotokolle, Konventionen (z.B. Camel Case Convention, Vorgaben für Bezeichner, Zeileneinrückungen), etc.</text:p>
      <text:p text:style-name="P10"/>
      <text:list text:style-name="L2">
        <text:list-item>
          <text:list>
            <text:list-item>
              <text:p text:style-name="P15">Systemumgebung (system environment)</text:p>
            </text:list-item>
          </text:list>
        </text:list-item>
      </text:list>
      <text:p text:style-name="P10"/>
      <text:p text:style-name="P7">In welcher technischen Umgebung wird sich die Software befinden, Betriebssystem, Plattform, Prozessor, Netzwerke, mit lokalem Netzwerk über Kabel oder kabellos, mit Internetverbindung, AdHoc oder WLAN-Infrastruktur, welche relevante Software ist vorhanden, gibt es Firewalls, etc.</text:p>
      <text:p text:style-name="P10"/>
      <text:list text:style-name="L2">
        <text:list-item>
          <text:list>
            <text:list-item>
              <text:p text:style-name="P15">Testhinweise (testing notes)</text:p>
            </text:list-item>
          </text:list>
        </text:list-item>
      </text:list>
      <text:p text:style-name="P10"/>
      <text:p text:style-name="P7">Ist beim Testen der Software auf etwas zu achten? Gibt es ganz bestimmte Tests die besondere Priorität haben oder die besonders kritisch oder mit Risiko verbunden sind? Gibt es vielleicht bestimmte Voraussetzungen für bestimmte Tests?</text:p>
      <text:p text:style-name="P7"/>
      <text:list text:style-name="L2">
        <text:list-item>
          <text:list>
            <text:list-item>
              <text:p text:style-name="P15">Installationshinweise (installation notes)</text:p>
            </text:list-item>
          </text:list>
        </text:list-item>
      </text:list>
      <text:p text:style-name="P10"/>
      <text:p text:style-name="P7">Ist bei der Einführung der Software etwas zu beachten? Muss bestimmte Hardware erst noch konfiguriert werden? Müssen besitmmte Voreinstellungen an den Computern durchgeführt werden? Müssen noch andere Bibliotheken oder Software installiert werden? Sind alle Hardwareschnittstellen vorhanden und einsatzbereit?</text:p>
      <text:p text:style-name="P10"/>
      <text:list text:style-name="L2">
        <text:list-item>
          <text:list>
            <text:list-item>
              <text:p text:style-name="P15">Aufwandseinschätzung (effort estimation)</text:p>
            </text:list-item>
          </text:list>
        </text:list-item>
      </text:list>
      <text:p text:style-name="P10"/>
      <text:p text:style-name="P7">Eine grobe Aufwandschätzung wird durchgeführt für alle Phasen des Entwicklungsprozesses: Dies beinhaltet Zeitabschätzungen für die Beschaffung aller notwendigen Komponenten und auch eventuell notwendiger Hardware, dann auch den technischen Feinentwurf mit Erstellung der Softwarearchitektur, des Softwaredesigns, begleitender Diagramme (Use-Cases, Klassendiagramme, etc.), dann der Implementierung und Programmierung der Software, inklusive Testplänen und Modul-/Integrations-/System-Tests und schließlich des Ausrollens mit Abnahme der Software und Nutzung. Hier kann noch keine detaillierte Aufwandsschätzung vorgenommen werden, weil noch nicht alle Arbeitspakete definiert worden sind und noch nicht klar sind – der Gesamtaufwand ergibt sich erst aus der Summe der Einzelaufwände für die einzelnen Arbeitspakete (vorbehaltlich Unvorgesehenem). Einzele Schritte, die jetzt schon klar sind, können mit entsprechenden Zeitschätzungen versehen gelistet werden.</text:p>
      <text:p text:style-name="P10"/>
      <text:list text:style-name="L3">
        <text:list-item>
          <text:p text:style-name="P17"><text:span text:style-name="T3">Anhänge</text:span><text:s/>(appendices)</text:p>
        </text:list-item>
      </text:list>
      <text:p text:style-name="P10"/>
      <text:list text:style-name="L2">
        <text:list-item>
          <text:list>
            <text:list-item>
              <text:p text:style-name="P15">Diagramme (diagrams)</text:p>
            </text:list-item>
          </text:list>
        </text:list-item>
      </text:list>
      <text:p text:style-name="P10"/>
      <text:p text:style-name="P7">Begleitende Diagramme können auch schon in den vorigen Kapiteln eingefügt werden – eine alternative Möglichkeit besteht darin, die Diagramme alle im Text zu referenzieren und dann im Anhang gebündelt darzustellen.</text:p>
      <text:p text:style-name="P10"/>
      <text:list text:style-name="L1">
        <text:list-item>
          <text:list>
            <text:list-item>
              <text:list>
                <text:list-item>
                  <text:p text:style-name="P16">Arbeitsplatz-Diagramme (workplace diagrams)</text:p>
                </text:list-item>
              </text:list>
            </text:list-item>
          </text:list>
        </text:list-item>
      </text:list>
      <text:p text:style-name="P10"/>
      <text:p text:style-name="P7">Der Arbeitsplatz für den Einsatz der Software – eventuell hat die Software Bezug zu den realen, materiellen Komponenten des Arbeitsplatzes.</text:p>
      <text:p text:style-name="P7"/>
      <text:list text:style-name="L1">
        <text:list-item>
          <text:list>
            <text:list-item>
              <text:list>
                <text:list-item>
                  <text:p text:style-name="P16">GUI-Prototypen (GUI-prototypes)</text:p>
                </text:list-item>
              </text:list>
            </text:list-item>
          </text:list>
        </text:list-item>
      </text:list>
      <text:p text:style-name="P10"/>
      <text:p text:style-name="P7">Entwürfe für die Nutzeransicht der Software: Die Oberfläche mit entsprechenden Buttons, Fenstern, Meldungen, Layouts, Dialogstrukturen, etc.</text:p>
      <text:p text:style-name="P10"/>
      <text:list text:style-name="L1">
        <text:list-item>
          <text:list>
            <text:list-item>
              <text:list>
                <text:list-item>
                  <text:p text:style-name="P16">System-Diagramme (system diagrams)</text:p>
                </text:list-item>
              </text:list>
            </text:list-item>
          </text:list>
        </text:list-item>
      </text:list>
      <text:p text:style-name="P10"/>
      <text:p text:style-name="P7">Entsprechende Umgebung der Software, vielleicht Netzwerke, Beziehung zu anderen Software-Komponenten, Kontextdiagramme, etc.</text:p>
      <text:p text:style-name="P7"/>
      <text:list text:style-name="L1">
        <text:list-item>
          <text:list>
            <text:list-item>
              <text:list>
                <text:list-item>
                  <text:p text:style-name="P16">Architektur-Diagramme (architecture diagrams)</text:p>
                </text:list-item>
              </text:list>
            </text:list-item>
          </text:list>
        </text:list-item>
      </text:list>
      <text:p text:style-name="P10"/>
      <text:p text:style-name="P7">Begleitende Diagramme für die Software-Architektur – welche Abhängigkeiten gibt es, gibt es Trennung von Daten (Model) und Anzeige (GUI/View), gibt es ggf. Bestimmte Entwurfsmuster, die verwendet werden (MVVM, MVC, etc.), diese können hier visualisiert werden. Welche Interfaces werden definiert?</text:p>
      <text:p text:style-name="P10"/>
      <text:list text:style-name="L1">
        <text:list-item>
          <text:list>
            <text:list-item>
              <text:list>
                <text:list-item>
                  <text:p text:style-name="P16">Klassendiagramme (class diagrams)</text:p>
                </text:list-item>
              </text:list>
            </text:list-item>
          </text:list>
        </text:list-item>
      </text:list>
      <text:p text:style-name="P10"/>
      <text:p text:style-name="P7">UML-Klassendiagramme für das Softwareprodukt</text:p>
      <text:p text:style-name="P10"/>
      <text:list text:style-name="L1">
        <text:list-item>
          <text:list>
            <text:list-item>
              <text:list>
                <text:list-item>
                  <text:p text:style-name="P16">Use-Case-Diagramme (use case diagrams)</text:p>
                </text:list-item>
              </text:list>
            </text:list-item>
          </text:list>
        </text:list-item>
      </text:list>
      <text:p text:style-name="P10"/>
      <text:p text:style-name="P7">UML-Use-Case-Diagramme die für die Anwendungsfälle erstellt wurden.</text:p>
      <text:p text:style-name="P10"/>
      <text:list text:style-name="L1">
        <text:list-item>
          <text:list>
            <text:list-item>
              <text:list>
                <text:list-item>
                  <text:p text:style-name="P16">Sonstige Diagramme (miscellaneous diagrams)</text:p>
                </text:list-item>
              </text:list>
            </text:list-item>
          </text:list>
        </text:list-item>
      </text:list>
      <text:p text:style-name="P10"/>
      <text:p text:style-name="P7">Sonstige Diagramme</text:p>
      <text:p text:style-name="P7"/>
      <text:list text:style-name="L2">
        <text:list-item>
          <text:list>
            <text:list-item>
              <text:p text:style-name="P15">Tabellen (tables)</text:p>
            </text:list-item>
          </text:list>
        </text:list-item>
      </text:list>
      <text:p text:style-name="P10"/>
      <text:p text:style-name="P7">Sonstige Tabellen</text:p>
      <text:p text:style-name="P10"/>
      <text:list text:style-name="L2">
        <text:list-item>
          <text:list>
            <text:list-item>
              <text:p text:style-name="P15">Sonstiges (miscellaneous)</text:p>
            </text:list-item>
          </text:list>
        </text:list-item>
      </text:list>
      <text:p text:style-name="P10"/>
      <text:p text:style-name="P7">Sonstige Anhänge</text:p>
      <text:p text:style-name="P7"/>
      <text:list text:style-name="L3">
        <text:list-item>
          <text:p text:style-name="P14"><text:span text:style-name="T3">Index</text:span><text:s/>(index)</text:p>
        </text:list-item>
      </text:list>
      <text:p text:style-name="P10"/>
      <text:p text:style-name="P7">ggf. Anlegen eines Index, also Seitenzahlen zu bestimmten Fachbegriffen oder Inhalten um diese schnell zu finden. Neben einem alphabetischen auch Indizes zu Diagrammen, Funktionen, Tabellen,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6</meta:generator>
  </office:meta>
</office:document-meta>
</file>